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adornments="Ligh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</style:style>
    <style:style style:name="gr2" style:family="graphic" style:parent-style-name="standard">
      <style:graphic-properties draw:stroke="none" svg:stroke-color="#000000" draw:fill="none" draw:fill-color="#ffffff" fo:min-height="0.522cm"/>
    </style:style>
    <style:style style:name="gr3" style:family="graphic" style:parent-style-name="objectwithoutfill">
      <style:graphic-properties draw:stroke="none" draw:fill="none" fo:min-height="0.945cm"/>
    </style:style>
    <style:style style:name="gr4" style:family="graphic" style:parent-style-name="objectwithoutfill">
      <style:graphic-properties draw:stroke="none" draw:fill="none" fo:min-height="0.52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cm"/>
    </style:style>
    <style:style style:name="gr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Helvetica" fo:font-size="12pt"/>
    </style:style>
    <style:style style:name="P2" style:family="paragraph">
      <loext:graphic-properties draw:fill="none"/>
      <style:paragraph-properties fo:text-align="center"/>
      <style:text-properties style:font-name="Helvetica" fo:font-size="12pt" style:font-size-asian="12pt" style:font-size-complex="12pt"/>
    </style:style>
    <style:style style:name="P3" style:family="paragraph">
      <style:text-properties style:font-name="Helvetica" fo:font-size="12pt"/>
    </style:style>
    <style:style style:name="P4" style:family="paragraph">
      <loext:graphic-properties draw:fill="none" draw:fill-color="#ffffff"/>
      <style:text-properties style:font-name="Helvetica"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style:text-position="-33% 58%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font-name="Helvetica1" style:font-name-asian="Helvetica1" style:font-name-complex="Helvetica1"/>
    </style:style>
    <style:style style:name="T6" style:family="text">
      <style:text-properties style:text-position="-33% 58%" style:font-name="Helvetica1" style:font-name-asian="Helvetica1" style:font-name-complex="Helvetica1"/>
    </style:style>
    <style:style style:name="T7" style:family="text">
      <style:text-properties style:text-position="0% 100%" style:font-name="Helvetica1" style:font-name-asian="Helvetica1" style:font-name-complex="Helvetic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5cm" svg:height="1.5cm" svg:x="10.9cm" svg:y="6.3cm">
          <text:p text:style-name="P1"><text:span text:style-name="T1">s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3cm" svg:height="0.772cm" svg:x="16.146cm" svg:y="4.7cm">
          <draw:text-box>
            <text:p text:style-name="P3"><text:span text:style-name="T3">r‘</text:span><text:span text:style-name="T4">2</text:span></text:p>
          </draw:text-box>
        </draw:frame>
        <draw:custom-shape draw:style-name="gr1" draw:text-style-name="P2" xml:id="id6" draw:id="id6" draw:layer="measurelines" svg:width="1.5cm" svg:height="1.5cm" svg:x="12.507cm" svg:y="20.6cm">
          <text:p text:style-name="P1"><text:span text:style-name="T1">s‘‘</text:span><text:span text:style-name="T2">d+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206cm" svg:height="1.195cm" svg:x="12.952cm" svg:y="22.964cm">
          <draw:text-box>
            <text:p text:style-name="P5"><text:span text:style-name="T5">τ‘</text:span><text:span text:style-name="T6">2</text:span></text:p>
          </draw:text-box>
        </draw:frame>
        <draw:frame draw:style-name="gr4" draw:text-style-name="P6" draw:layer="layout" svg:width="0.942cm" svg:height="0.773cm" svg:x="15.883cm" svg:y="22.983cm">
          <draw:text-box>
            <text:p text:style-name="P5"><text:span text:style-name="T5">τ</text:span><text:span text:style-name="T6">1</text:span></text:p>
          </draw:text-box>
        </draw:frame>
        <draw:frame draw:style-name="gr2" draw:text-style-name="P4" draw:layer="layout" svg:width="1.3cm" svg:height="0.772cm" svg:x="12.498cm" svg:y="4.7cm">
          <draw:text-box>
            <text:p text:style-name="P3"><text:span text:style-name="T3">r</text:span><text:span text:style-name="T3">‘</text:span><text:span text:style-name="T3">‘</text:span><text:span text:style-name="T4">2</text:span></text:p>
          </draw:text-box>
        </draw:frame>
        <draw:custom-shape draw:style-name="gr1" draw:text-style-name="P2" xml:id="id4" draw:id="id4" draw:layer="layout" svg:width="1.5cm" svg:height="1.5cm" svg:x="10.9cm" svg:y="9.9cm">
          <text:p text:style-name="P1"><text:span text:style-name="T1">s</text:span><text:span text:style-name="T2">d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1.5cm" svg:height="1.5cm" svg:x="14.2cm" svg:y="13.9cm">
          <text:p text:style-name="P1"><text:span text:style-name="T1">s‘</text:span><text:span text:style-name="T2">d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xml:id="id2" draw:id="id2" draw:layer="layout" svg:width="1.5cm" svg:height="1.5cm" svg:x="14.2cm" svg:y="17.215cm">
          <text:p text:style-name="P1"><text:span text:style-name="T1">s‘</text:span><text:span text:style-name="T2">d+k-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cm" svg:height="1.5cm" svg:x="16.019cm" svg:y="20.6cm">
          <text:p text:style-name="P1"><text:span text:style-name="T1">s‘</text:span><text:span text:style-name="T2">d+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4.95cm" svg:y1="15.4cm" svg:x2="14.95cm" svg:y2="17.215cm" draw:start-shape="id1" draw:start-glue-point="2" draw:end-shape="id2" draw:end-glue-point="4" svg:d="M14950 15400v1815" svg:viewBox="0 0 1 1816">
          <text:p/>
        </draw:connector>
        <draw:frame draw:style-name="gr3" draw:text-style-name="P6" draw:layer="layout" svg:width="1.206cm" svg:height="1.195cm" svg:x="12.882cm" svg:y="19.076cm">
          <draw:text-box>
            <text:p text:style-name="P5"><text:span text:style-name="T5">τ</text:span><text:span text:style-name="T6">1</text:span></text:p>
          </draw:text-box>
        </draw:frame>
        <draw:custom-shape draw:style-name="gr1" draw:text-style-name="P2" xml:id="id3" draw:id="id3" draw:layer="layout" svg:width="1.5cm" svg:height="1.5cm" svg:x="14.2cm" svg:y="23.862cm">
          <text:p text:style-name="P1"><text:span text:style-name="T1">s‘</text:span><text:span text:style-name="T2">d+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14.95cm" svg:y1="25.362cm" svg:x2="14.94cm" svg:y2="27.087cm" draw:start-shape="id3" draw:start-glue-point="8" svg:d="M14950 25362v1114h-10v611" svg:viewBox="0 0 11 1726">
          <text:p/>
        </draw:connector>
        <draw:frame draw:style-name="gr4" draw:text-style-name="P6" draw:layer="layout" svg:width="0.942cm" svg:height="0.773cm" svg:x="16.058cm" svg:y="19.027cm">
          <draw:text-box>
            <text:p text:style-name="P5"><text:span text:style-name="T5">τ</text:span><text:span text:style-name="T7">‘</text:span><text:span text:style-name="T6">2</text:span></text:p>
          </draw:text-box>
        </draw:frame>
        <draw:connector draw:style-name="gr8" draw:text-style-name="P7" draw:layer="layout" draw:type="line" svg:x1="11.65cm" svg:y1="11.4cm" svg:x2="14.95cm" svg:y2="13.9cm" draw:start-shape="id4" draw:start-glue-point="8" draw:end-shape="id1" draw:end-glue-point="4" svg:d="M11650 11400l3300 2500" svg:viewBox="0 0 3301 2501">
          <text:p/>
        </draw:connector>
        <draw:frame draw:style-name="gr3" draw:text-style-name="P6" draw:layer="layout" svg:width="1.206cm" svg:height="1.195cm" svg:x="13.494cm" svg:y="12.305cm">
          <draw:text-box>
            <text:p text:style-name="P5"><text:span text:style-name="T5">τ</text:span><text:span text:style-name="T6">2</text:span></text:p>
          </draw:text-box>
        </draw:frame>
        <draw:connector draw:style-name="gr8" draw:text-style-name="P7" draw:layer="layout" draw:type="line" svg:x1="16.769cm" svg:y1="22.1cm" svg:x2="14.95cm" svg:y2="23.862cm" draw:start-shape="id5" draw:start-glue-point="8" draw:end-shape="id3" draw:end-glue-point="4" svg:d="M16769 22100l-1819 1762" svg:viewBox="0 0 1820 1763">
          <text:p/>
        </draw:connector>
        <draw:connector draw:style-name="gr8" draw:text-style-name="P7" draw:layer="layout" draw:type="line" svg:x1="13.257cm" svg:y1="22.1cm" svg:x2="14.95cm" svg:y2="23.862cm" draw:start-shape="id6" draw:start-glue-point="8" draw:end-shape="id3" draw:end-glue-point="4" svg:d="M13257 22100l1693 1762" svg:viewBox="0 0 1694 1763">
          <text:p/>
        </draw:connector>
        <draw:connector draw:style-name="gr8" draw:text-style-name="P7" draw:layer="layout" draw:type="line" svg:x1="14.95cm" svg:y1="18.715cm" svg:x2="16.769cm" svg:y2="20.6cm" draw:start-shape="id2" draw:start-glue-point="8" draw:end-shape="id5" draw:end-glue-point="4" svg:d="M14950 18715l1819 1885" svg:viewBox="0 0 1820 1886">
          <text:p/>
        </draw:connector>
        <draw:connector draw:style-name="gr8" draw:text-style-name="P7" draw:layer="layout" draw:type="line" svg:x1="14.95cm" svg:y1="18.715cm" svg:x2="13.257cm" svg:y2="20.6cm" draw:start-shape="id2" draw:start-glue-point="8" draw:end-shape="id6" draw:end-glue-point="4" svg:d="M14950 18715l-1693 1885" svg:viewBox="0 0 1694 1886">
          <text:p/>
        </draw:connector>
        <draw:frame draw:style-name="gr2" draw:text-style-name="P4" draw:layer="layout" svg:width="1.3cm" svg:height="0.772cm" svg:x="7.736cm" svg:y="4.7cm">
          <draw:text-box>
            <text:p text:style-name="P3"><text:span text:style-name="T3">r</text:span><text:span text:style-name="T4">1</text:span></text:p>
          </draw:text-box>
        </draw:frame>
        <draw:custom-shape draw:style-name="gr1" draw:text-style-name="P2" xml:id="id7" draw:id="id7" draw:layer="layout" svg:width="1.5cm" svg:height="1.5cm" svg:x="7.5cm" svg:y="13.9cm">
          <text:p text:style-name="P1"><text:span text:style-name="T1">s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8.25cm" svg:y1="15.4cm" svg:x2="8.235cm" svg:y2="27.01cm" draw:start-shape="id7" draw:start-glue-point="8" svg:d="M8250 15400v6056h-15v5554" svg:viewBox="0 0 16 11611">
          <text:p/>
        </draw:connector>
        <draw:connector draw:style-name="gr8" draw:text-style-name="P7" draw:layer="layout" draw:type="line" svg:x1="11.65cm" svg:y1="11.4cm" svg:x2="8.25cm" svg:y2="13.9cm" draw:start-shape="id4" draw:start-glue-point="8" draw:end-shape="id7" draw:end-glue-point="4" svg:d="M11650 11400l-3400 2500" svg:viewBox="0 0 3401 2501">
          <text:p/>
        </draw:connector>
        <draw:frame draw:style-name="gr3" draw:text-style-name="P6" draw:layer="layout" svg:width="1.206cm" svg:height="1.195cm" svg:x="8.58cm" svg:y="12.288cm">
          <draw:text-box>
            <text:p text:style-name="P5"><text:span text:style-name="T5">τ</text:span><text:span text:style-name="T6">1</text:span></text:p>
          </draw:text-box>
        </draw:frame>
        <draw:frame draw:style-name="gr3" draw:text-style-name="P6" draw:layer="layout" svg:width="1.206cm" svg:height="1.195cm" svg:x="7.994cm" svg:y="16.506cm">
          <draw:text-box>
            <text:p text:style-name="P5"><text:span text:style-name="T5">τ</text:span><text:span text:style-name="T6">2</text:span></text:p>
          </draw:text-box>
        </draw:frame>
        <draw:frame draw:style-name="gr3" draw:text-style-name="P6" draw:layer="layout" svg:width="1.206cm" svg:height="1.195cm" svg:x="7.194cm" svg:y="17.307cm">
          <draw:text-box>
            <text:p text:style-name="P5"><text:span text:style-name="T5">τ‘</text:span><text:span text:style-name="T6">2</text:span></text:p>
          </draw:text-box>
        </draw:frame>
        <draw:connector draw:style-name="gr6" draw:text-style-name="P7" draw:layer="layout" draw:type="line" svg:x1="11.65cm" svg:y1="7.8cm" svg:x2="11.65cm" svg:y2="9.9cm" draw:start-shape="id8" draw:start-glue-point="8" draw:end-shape="id4" draw:end-glue-point="4" svg:d="M11650 7800v2100" svg:viewBox="0 0 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adornments="Ligh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2T10:40:52.917030000</meta:creation-date>
    <dc:date>2016-08-02T12:59:44.695972000</dc:date>
    <meta:editing-duration>PT16M21S</meta:editing-duration>
    <meta:editing-cycles>6</meta:editing-cycles>
    <meta:generator>LibreOffice/5.1.4.2$MacOSX_X86_64 LibreOffice_project/f99d75f39f1c57ebdd7ffc5f42867c12031db97a</meta:generator>
    <meta:document-statistic meta:object-count="29"/>
  </office:meta>
</office:document-meta>
</file>